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12ffc8"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text-properties officeooo:paragraph-rsid="00109092"/>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2ffc8"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12ffc8" fo:background-color="#d1d2d2" fo:padding="0in" fo:border="none"/>
    </style:style>
    <style:style style:name="P7" style:family="paragraph" style:parent-style-name="Standard">
      <style:paragraph-properties style:line-height-at-least="0.2083in"/>
      <style:text-properties fo:font-variant="normal" fo:text-transform="none" fo:color="#333333" fo:letter-spacing="normal" officeooo:paragraph-rsid="0012ffc8" fo:padding="0in" fo:border="none"/>
    </style:style>
    <style:style style:name="T1" style:family="text">
      <style:text-properties style:font-name="proxima-nova"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tions for use»</text:p>
      <text:p text:style-name="P2">SURGICEL®, SURGICEL® FIBRILLAR™, and SURGICEL® NU-KNIT™</text:p>
      <text:p text:style-name="P2">Absorbable Hemostats</text:p>
      <text:p text:style-name="P2">(oxidized regenerated cellulose)</text:p>
      <text:p text:style-name="P2">FOR SURGICAL USE</text:p>
      <text:p text:style-name="P2">(For Dental Application Of This Product, Reference Should Be Made To The Dental Use Section Of This Insert.)</text:p>
      <text:p text:style-name="P2">DESCRIPTION</text:p>
      <text:p text:style-name="P2">SURGICEL® Absorbable Hemostat is a sterile absorbable knitted fabric prepared by the controlled oxidation of regenerated cellulose. The fabric is white with a pale yellow cast and has a faint, caramel-like aroma. It is strong and can be sutured or cut without fraying. It is stable and should be stored at controlled room temperature. A slight discoloration may occur with age, but this does not affect performance.</text:p>
      <text:p text:style-name="P2">The SURGICEL® FIBRILLAR™ form of the product allows the surgeon to grasp with forceps any amount of SURGICEL® FIBRILLAR™ Hemostat needed to achieve hemostasis at a particular bleeding site. The SURGICEL® FIBRILLAR™ form may be more convenient than the knitted form for hard to reach or irregularly shaped bleeding sites. Although it is easy to pull the desired amount of SURGICEL® FIBRILLAR™ Hemostat from the entire supply, the group of selected fibers continue to cohere to one another and application to the bleeding site is easily controlled. Unwanted dispersal over the operative site does not occur.</text:p>
      <text:p text:style-name="P2">ACTIONS</text:p>
      <text:p text:style-name="P2">The mechanism of action whereby SURGICEL® Hemostat accelerates clotting is not completely understood, but it appears to be a physical effect rather than any alteration of the normal physiologic clotting mechanism. After SURGICEL® Hemostat has been saturated with blood, it swells into a brownish or black gelatinous mass which aids in the formation of a clot, thereby serving as a hemostatic adjunct in the control of local hemorrhage. When used properly in minimal amounts, SURGICEL® Hemostat is absorbed from the sites of implantation with practically no tissue reaction. Absorption depends upon several factors including the amount used, degree of saturation with blood, and the tissue bed.</text:p>
      <text:p text:style-name="P2">In addition to its local hemostatic properties, SURGICEL® Hemostat is bactericidal in vitro against a wide range of gram positive and gram negative organisms including aerobes and anaerobes. SURGICEL® Hemostat is bactericidal in vitro against strains of species including those of:</text:p>
      <text:p text:style-name="P2">methicillin-resistant Staphylococcus aureus (MRSA)</text:p>
      <text:p text:style-name="P2">penicillin-resistant Streptococcus pneumoniae (PRSP)</text:p>
      <text:p text:style-name="P2">vancomycin-resistant Enterococcus (VRE)</text:p>
      <text:p text:style-name="P2">methicillin-resistant Staphylococcus epidermidis (MRSE)</text:p>
      <text:p text:style-name="P2">Staphylococcus aureus</text:p>
      <text:p text:style-name="P2">Staphylococcus epidermidis</text:p>
      <text:p text:style-name="P2">Micrococcus luteus</text:p>
      <text:p text:style-name="P2">Streptococcus pyogenes Group A</text:p>
      <text:p text:style-name="P2">Streptococcus pyogenes Group B</text:p>
      <text:p text:style-name="P2">Streptococcus salivarius </text:p>
      <text:p text:style-name="P2">Branhamella catarrhalis</text:p>
      <text:p text:style-name="P2">Escherichia coli</text:p>
      <text:p text:style-name="P2"><text:soft-page-break/>Klebsiella aerogenes </text:p>
      <text:p text:style-name="P2">Lactobacillus sp.</text:p>
      <text:p text:style-name="P2">Salmonella enteritidis</text:p>
      <text:p text:style-name="P2">Shigella dysenteriae</text:p>
      <text:p text:style-name="P2">Serratia marcescens </text:p>
      <text:p text:style-name="P2">Bacillus subtilis</text:p>
      <text:p text:style-name="P2">Proteus vulgaris</text:p>
      <text:p text:style-name="P2">Corynebacterium xerosis</text:p>
      <text:p text:style-name="P2">Mycobacterium phlei</text:p>
      <text:p text:style-name="P2">Clostridium tetani</text:p>
      <text:p text:style-name="P2">Clostridium perfringens</text:p>
      <text:p text:style-name="P2">Bacteroides fragilis</text:p>
      <text:p text:style-name="P2">Enterococcus</text:p>
      <text:p text:style-name="P2">Enterobacter cloacae</text:p>
      <text:p text:style-name="P2">Pseudomonas aeruginosa </text:p>
      <text:p text:style-name="P2">Pseudomonas stutzeri </text:p>
      <text:p text:style-name="P2">Proteus mirabilis</text:p>
      <text:p text:style-name="P2">Studies conducted in animals show that SURGICEL® Hemostat in contrast to other hemostatic agents does not enhance experimental infection. (1-4)</text:p>
      <text:p text:style-name="P2">INDICATIONS</text:p>
      <text:p text:style-name="P2">SURGICEL® Hemostat (oxidized regenerated cellulose) is used adjunctively in surgical procedures to assist in the control of capillary, venous, and small arterial hemorrhage when ligation or other conventional methods of control are impractical or ineffective. SURGICEL®, SURGICEL® FIBRILLAR™, and SURGICEL® NU‑KNIT™ Hemostats can be cut to size for use in endoscopic procedures.</text:p>
      <text:p text:style-name="P1">Page: 4</text:p>
      <text:p text:style-name="P5">CONTRAINDICATIONS</text:p>
      <text:p text:style-name="P5">Although packing or wadding sometimes is medically necessary, SURGICEL® Hemostat should not be used in this manner, unless it is to be removed after hemostasis is achieved (See WARNINGS and PRECAUTIONS).</text:p>
      <text:p text:style-name="P5">SURGICEL® Hemostat should not be used for implantation in bone defects, such as fractures, since there is a possibility of interference with callus formation and a theoretical chance of cyst formation.</text:p>
      <text:p text:style-name="P5">When SURGICEL® Hemostat is used to help achieve hemostasis in, around, or in proximity to foramina in bone, areas of bony confine, the spinal cord, or the optic nerve and chiasm, it must always be removed after hemostasis is achieved since it will swell and could exert unwanted pressure.</text:p>
      <text:p text:style-name="P5">SURGICEL® Hemostat should not be used to control hemorrhage from large arteries.</text:p>
      <text:p text:style-name="P5">SURGICEL® Hemostat should not be used on non-hemorrhagic serous oozing surfaces, since body fluids other than whole blood, such as serum, do not react with SURGICEL® Hemostat to produce satisfactory hemostatic effect.</text:p>
      <text:p text:style-name="P5">SURGICEL® Hemostat is an absorbable hemostat, and should not be used as an adhesion prevention product.</text:p>
      <text:p text:style-name="P5">WARNINGS</text:p>
      <text:p text:style-name="P5">SURGICEL® Hemostat is supplied sterile and as the material is not compatible with <text:soft-page-break/>autoclaving or ethylene oxide sterilization, SURGICEL® Hemostat should not be resterilized.</text:p>
      <text:p text:style-name="P5">SURGICEL® Hemostat is not intended as a substitute for careful surgery and the proper use of sutures and ligatures.</text:p>
      <text:p text:style-name="P5">Closing SURGICEL® Hemostat in a contaminated wound without drainage may lead to complications and should be avoided.</text:p>
      <text:p text:style-name="P5">The hemostatic effect of SURGICEL® Hemostat is greater when it is applied dry; therefore it should not be moistened with water or saline.</text:p>
      <text:p text:style-name="P5">SURGICEL® Hemostat should not be impregnated with anti-infective agents or with other materials such as buffering or hemostatic substances. Its hemostatic effect is not enhanced by the addition of thrombin, the activity of which is destroyed by the low pH of the product.</text:p>
      <text:p text:style-name="P1">Page: 5</text:p>
      <text:p text:style-name="P5">Although SURGICEL® Hemostat may be left in situ when necessary, it is advisable to remove it once hemostasis is achieved. It must always be removed from the site of application when used in, around, or in proximity to foramina in bone, areas of bony confine, the spinal cord, and/or the optic nerve and chiasm regardless of the type of surgical procedure because SURGICEL® Hemostat, by swelling, may exert pressure resulting in paralysis and/or nerve damage. Dislodgement of SURGICEL® Hemostat could possibly occur by means such as repacking, further intraoperative manipulation, lavage, exaggerated respiration, etc. There have been reports that in procedures such as lobectomy, laminectomy and repair of a frontal skull fracture and lacerated lobe that SURGICEL® Hemostat, when left in the patient after closure, migrated from the site of application into foramina in bone around the spinal cord resulting in paralysis and, in another case, the left orbit of the eye, causing blindness. While these reports cannot be confirmed, special care must be taken by physicians, regardless of the type of surgical procedure, to consider the advisability of removing SURGICEL® Hemostat after hemostasis is achieved.</text:p>
      <text:p text:style-name="P5">Although SURGICEL® Hemostat is bactericidal against a wide range of pathogenic microorganisms, it is not intended as a substitute for systemically administered therapeutic or prophylactic antimicrobial agents to control or prevent post-operative infections.</text:p>
      <text:p text:style-name="P5">PRECAUTIONS</text:p>
      <text:p text:style-name="P5">Use only as much SURGICEL® Hemostat as is necessary for hemostasis, holding it firmly in place until bleeding stops. Remove any excess before surgical closure in order to facilitate absorption and minimize the possibility of foreign body reaction.</text:p>
      <text:p text:style-name="P5">In urological procedures, minimal amounts of SURGICEL® Hemostat should be used and care must be exercised to prevent plugging of the urethra, ureter, or a catheter by dislodged portions of the product.</text:p>
      <text:p text:style-name="P5">Since absorption of SURGICEL® Hemostat could be prevented in chemically cauterized areas, its use should not be preceded by application of silver nitrate or any other escharotic chemicals.</text:p>
      <text:p text:style-name="P5">If SURGICEL® Hemostat is used temporarily to line the cavity of large open wounds, it should be placed so as not to overlap the skin edges. It should also be removed from open wounds by forceps or by irrigation with sterile water or saline solution after bleeding has stopped.</text:p>
      <text:p text:style-name="P5">Precautions should be taken in otorhinolaryngologic surgery to assure that none of the material is aspirated by the patient. (Examples: controlling hemorrhage after tonsillectomy and controlling epistaxis.)</text:p>
      <text:p text:style-name="P5">Care should be taken not to apply SURGICEL® Hemostat too tightly when it is used as a wrap <text:soft-page-break/>during vascular surgery (see ADVERSE REACTIONS).</text:p>
      <text:p text:style-name="P5">Endoscopic procedures should be performed only by persons having adequate training and familiarity with endoscopic techniques. Consult medical literature relative to techniques, complications and hazards prior to performance of any endoscopic procedure.</text:p>
      <text:p text:style-name="P5">A thorough understanding of the principles and techniques involved in laparoscopic laser and electrosurgical procedures is essential to avoid shock and burn hazards to both patient and medical personnel and damage to the device or other medical instruments. Refer to appropriate electrosurgical system users manual for use indications and instructions to ensure that all safety precautions are followed.</text:p>
      <text:p text:style-name="P5">When endoscopic instruments and accessories from different manufacturers are employed together during a procedure, verify their compatibility prior to initiation of the procedure and ensure that isolation or grounding is not compromised.</text:p>
      <text:p text:style-name="P5">ADVERSE REACTIONS</text:p>
      <text:p text:style-name="P5">“Encapsulation” of fluid and foreign body reactions have been reported.</text:p>
      <text:p text:style-name="P5">There have been reports of stenotic effect when SURGICEL® Hemostat has been applied as a wrap during vascular surgery. Although it has not been established that the stenosis was directly related to the use of SURGICEL® Hemostat, it is important to be cautious and avoid applying the material tightly as a wrapping.</text:p>
      <text:p text:style-name="P5">Paralysis and nerve damage have been reported when SURGICEL® Hemostat was used around, in, or in proximity to foramina in bone, areas of bony confine, the spinal cord, and/or the optic nerve and chiasm. While most of these reports have been in connection with laminectomy, reports of paralysis have also been received in connection with other procedures. Blindness has been reported in connection with surgical repair of a lacerated left frontal lobe when SURGICEL® Hemostat was placed in the anterior cranial fossa (5) (See WARNINGS and PRECAUTIONS).</text:p>
      <text:p text:style-name="P1">Page: 7</text:p>
      <text:p text:style-name="P5">Possible prolongation of drainage in cholecystectomies and difficulty passing urine per urethra after prostatectomy have been reported. There has been one report of a blocked ureter after kidney resection, in which postoperative catheterization was required.</text:p>
      <text:p text:style-name="P5">Occasional reports of “burning” and “stinging” sensations and sneezing when SURGICEL® Hemostat has been used as packing in epistaxis, are believed due to the low pH of the product.</text:p>
      <text:p text:style-name="P5">Burning has been reported when SURGICEL® Hemostat was applied after nasal polyp removal and after hemorrhoidectomy. Headache, burning, stinging, and sneezing in epistaxis and other rhinological procedures, and stinging when SURGICEL® Hemostat was applied on surface wounds (varicose ulcerations, dermabrasions, and donor sites) also have been reported.</text:p>
      <text:p text:style-name="P5">DOSAGE AND ADMINISTRATION</text:p>
      <text:p text:style-name="P5">Sterile technique should be observed in removing SURGICEL® Hemostat from its sterile container. Minimal amounts of SURGICEL® Hemostat in appropriate size are laid on the bleeding site or held firmly against the tissues until hemostasis is obtained.</text:p>
      <text:p text:style-name="P5">Opened, unused SURGICEL® Hemostat should be discarded, because it cannot be resterilized.</text:p>
      <text:p text:style-name="P5">HOW SUPPLIED</text:p>
      <text:p text:style-name="P5">Sterile SURGICEL® FIBRILLAR™ Absorbable Hemostat is supplied as staple fiber in envelopes of the following sizes.</text:p>
      <text:p text:style-name="P5"><text:soft-page-break/>Code No. 1961 1 in. x 2 in. (2.5 cm. x 5.1 cm.)</text:p>
      <text:p text:style-name="P5">Code No. 1962 2 in. x 4 in. (5.1 cm. x 10.2 cm.)</text:p>
      <text:p text:style-name="P5">Code No. 1963 4 in. x 4 in. (10.2 cm. x 10.2 cm.)</text:p>
      <text:p text:style-name="P5">Sterile SURGICEL® Absorbable Hemostat (oxidized regenerated cellulose) is supplied as knitted fabric strips in envelopes in the following sizes.</text:p>
      <text:p text:style-name="P5">Code No. 1951 2 in. x 14 in. (5.1 cm. x 35.6 cm.)</text:p>
      <text:p text:style-name="P5">Code No. 1952 4 in. x 8 in. (10.2 cm. x 20.3 cm.)</text:p>
      <text:p text:style-name="P5">Code No. 1953 2 in. x 3 in. (5.1 cm. x 7.6 cm.)</text:p>
      <text:p text:style-name="P5">Code No. 1955 1/2 in. x 2 in. (1.3 cm. x 5.1 cm.)</text:p>
      <text:p text:style-name="P1">Page: 8</text:p>
      <text:p text:style-name="P5">Sterile SURGICEL® NU-KNIT™ Absorbable Hemostat</text:p>
      <text:p text:style-name="P5">Code No. 1940 1 in. x 1 in. (2.5 cm. x 2.5 cm.)</text:p>
      <text:p text:style-name="P5">Code No. 1941 1 in. x 3.5 in. (2.5 cm. x 8.9 cm.)</text:p>
      <text:p text:style-name="P5">Code No. 1943 3 in. x 4 in. (7.6 cm. x 10.2 cm.)</text:p>
      <text:p text:style-name="P5">Code No. 1946 6 in. x 9 in. (15.2 cm. x 22.9 cm.)</text:p>
      <text:p text:style-name="P5">STORAGE</text:p>
      <text:p text:style-name="P5">Store at controlled room temperature 15º - 30ºC (59º ‑ 86ºF).</text:p>
      <text:p text:style-name="P5">CAUTION</text:p>
      <text:p text:style-name="P5">Federal law restricts this device to sale by or on the order of a physician.</text:p>
      <text:p text:style-name="P5">CLINICAL STUDIES</text:p>
      <text:p text:style-name="P5">SURGICEL® Hemostat (oxidized regenerated cellulose) has been found useful in helping to control capillary or venous bleeding in a variety of surgical applications, including abdominal, thoracic, neurosurgical, and orthopedic, as well as in otorhinolaryngologic procedures. Examples include gallbladder surgery, partial hepatectomy, hemorrhoidectomy, resections or injuries of the pancreas, spleen, kidney, prostate, bowel, breast or thyroid, and in amputations. (6,8)</text:p>
      <text:p text:style-name="P5">SURGICEL® Hemostat has been applied as a surface dressing on donor sites and superficial open wounds, controlling bleeding adequately, and causing no delay in healing or interference with epithelization. (9,11) It also has been applied after dermabrasion, punch biopsy, excision biopsy, curettage, finger and toenail removal, and to traumatic wounds. In the foregoing applications, bleeding was controlled and the SURGICEL® Hemostat was absorbed from the sites where it was applied. (10)</text:p>
      <text:p text:style-name="P5">In cardiovascular surgery, investigators have found SURGICEL® Hemostat useful in helping to control bleeding from implanted textile grafts, including those of the abdominal aorta. (7,12) Such grafts may leak or weep considerably, even when pre-clotted, but this seepage can be controlled by covering the graft with a layer or two of SURGICEL® Hemostat after the graft is in place and before releasing the proximal and distal clamps. When the flow has been reestablished and all the bleeding controlled, the fabric either can be removed or left in situ, since absorption of SURGICEL® Hemostat has been shown to occur without constriction of the graft or other untoward incident when proper wrapping technique is employed.</text:p>
      <text:p text:style-name="P1">Page: 9</text:p>
      <text:p text:style-name="P5">Otorhinolaryngologic experience with SURGICEL® Hemostat includes adjunctive use in controlling bleeding resulting from epistaxis, tonsillectomy, adenoidectomy, removal of nasal polyps, repair of deviated septum, tympanoplasty, Stapes surgery, surgery for sinusitis, and removal of tumors. (13,14)</text:p>
      <text:p text:style-name="P5"><text:soft-page-break/>SURGICEL® Hemostat has been reported useful as a hemostatic adjunct in such gynecologic procedures as oophorectomy, hysterectomy, conization of the cervix, and repair of cystorectocele. (6,15)</text:p>
      <text:p text:style-name="P5">ANIMAL PHARMACOLOGY</text:p>
      <text:p text:style-name="P5">The effects of SURGICEL® Hemostat, absorbable gelatin sponge, and microfibrillar collagen hemostat were compared in a standardized infection model consisting of intra-abdominal and intrahepatic abscesses in mice. This infection mimics the common characteristics of human infection with nonspore-forming anaerobic bacteria, including a chronic and progressive course. SURGICEL® Hemostat did not increase the infectivity of normally subinfectious inocula of mixed anaerobic species in mice. With the other hemostatic agents, microfibrillar collagen hemostat and absorbable gelatin sponge, an enhancement of infectivity of anaerobic mixtures has been shown. SURGICEL® Hemostat, in contrast to these hemostatic agents, did not enhance or provide a site for bacterial growth.</text:p>
      <text:p text:style-name="P5">It was also found that aerobic pathogens did not grow in the presence of SURGICEL® Hemostat. In these studies (1), SURGICEL® Hemostat was placed in contaminated incisions of guinea pigs and markedly reduced bacterial growth of three different strains of common pathogens.</text:p>
      <text:p text:style-name="P5">In a dog model <text:s/>(2), it was shown that bacterial contamination of implanted Teflon™ patches in the aorta could be reduced by wrapping the area of the patch with SURGICEL® Hemostat prior to pathogen challenge. Also, in another study (3), SURGICEL® Hemostat and a gelatin sponge were placed in two splenotomy sites in large mongrel dogs and the animals were then challenged intravenously and the number of organisms from the splenotomy sites were measured over a period of time. The number of organisms at the site of SURGICEL® Hemostat were significantly lower than those in the control, or the absorbable gelatin sponge site. </text:p>
      <text:p text:style-name="P1">Page: 10</text:p>
      <text:p text:style-name="P5">DIRECTIONS FOR USING SURGICEL®, SURGICEL® FIBRILLAR™ AND SURGICEL® NU‑KNIT™ HEMOSTATS IN ENDOSCOPIC PROCEDURES</text:p>
      <text:p text:style-name="P5">￼<text:line-break/>SURGICEL®, SURGICEL® FIBRILLAR™ and SURGICEL® NU‑KNIT™ Hemostats should be cut to the appropriate size for endoscopic placement. Standard endoscopic procedures should be used up to the point of placement of the absorbable hemostat. Grasp the SURGICEL®, SURGICEL® FIBRILLAR™, or SURGICEL® NU-KNIT™ Hemostat at one corner. With a steady backward motion, pull the material into the operating channel until the material is enclosed in the end of the laparoscope.</text:p>
      <text:p text:style-name="P1">Page: 11</text:p>
      <text:p text:style-name="P7">￼<text:span text:style-name="T1"><text:line-break/>A. »Place the laparoscope back into the patient via the sleeve and reposition the scope over the area of desired application. Slowly push the grasping instrument and material into the cavity.</text:span></text:p>
      <text:p text:style-name="P7"><text:span text:style-name="T1">B. »With the use of grasping instruments in a second and/or third auxiliary site, placement can be made and the material positioned in place.</text:span></text:p>
      <text:p text:style-name="P7"><text:span text:style-name="T1">REFERENCES</text:span></text:p>
      <text:p text:style-name="P7"><text:span text:style-name="T1">1.»Dineen, P.: Antibacterial activity of oxidized regenerated cellulose. Surgery, Gynecology and Obstetrics 142:481-486, 1976.</text:span></text:p>
      <text:p text:style-name="P7"><text:soft-page-break/><text:span text:style-name="T1">2.»Dineen, P.: The effect of oxidized regenerated cellulose on experimental intravascular infection. Surgery 82:576-579, 1977.</text:span></text:p>
      <text:p text:style-name="P7"><text:span text:style-name="T1">3.»Dineen, P.: The effect of oxidized regenerated cellulose on experimental infected splenotomies. Journal of Surgical Research 23:114-116, 1977.</text:span></text:p>
      <text:p text:style-name="P7"><text:span text:style-name="T1">4.»Kuchta, N. and Dineen, P.: Effects of absorbable hemostats on intra-abdominal sepsis. Infections in Surgery 2:441-444, June 1983.</text:span></text:p>
      <text:p text:style-name="P7"><text:span text:style-name="T1">5.»Dutton, J., Tse, D., and Anderson, R.: Compressive optic neuropathy following use of intra-cranial oxidized cellulose hemostat. Ophthalmic Surgery 14(6):487-490, June 1983.</text:span></text:p>
      <text:p text:style-name="P3">Page: 12</text:p>
      <text:p text:style-name="P6">6.»Degenshein, G., Hurwitz, A., and Ribacoff, S.: Experience with regenerated oxidized cellulose. New York State Journal of Medicine 63(18):2639-2643, 1963.</text:p>
      <text:p text:style-name="P6">7.»Hurwitt, E.: A new absorbable hemostatic packing. Bulletin de la Societe Internationale de Chirurgie XXI (3):237-242, 1962.</text:p>
      <text:p text:style-name="P6">8.»Venn, R.: Reduction of postsurgical blood-replacement needs with SURGICEL hemostasis. Medical Times 93(10):1113-1116, 1965.</text:p>
      <text:p text:style-name="P6">9.»Miller, J., Ginsberg, M., McElfatrick, G., and Johnson, H.: Clinical experience with oxidized regenerated cellulose. Experimental Medicine and Surgery 19(2-3):202-206, (June-Sept.) 1961.</text:p>
      <text:p text:style-name="P6">10.»Blau, S., Kanof, N., and Simonson, L.: Absorbable hemostatic gauze SURGICEL in dermabrasions and dermatologic surgery. Acta Dermato-Venerelogica 40:358-361, 1960.<text:line-break/>11.»Shea, P., Jr.: Management of the donor site: a new dressing technic. Journal of the Medical Association of Georgia 51(9):437-440, 1962.</text:p>
      <text:p text:style-name="P6">12.»Denck, H.: Use of resorbable oxycellulose in surgery. Chirurg 33(11):486-488, 1962.<text:line-break/>13.»Tibbels, E., Jr.: Evaluation of a new method of epistaxis management. Laryngoscope LXXIII (30):306-314, 1963.</text:p>
      <text:p text:style-name="P6">14.»Huggins, S.: Control of hemorrhage in otorhinolaryngologic surgery with oxidized regenerated cellulose. Eye, Ear, Nose and Throat Monthly 48(7):(July) 1969.</text:p>
      <text:p text:style-name="P6">15.»Crisp, W. E., Shalauta, H., and Bennett, W. A.: Shallow conization of the cervix. Obstetrics and Gynecology 31(6):755-758, 1968.</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10-02T01:48:22.889210775</meta:creation-date>
    <dc:date>2014-10-02T02:35:22.472927511</dc:date>
    <dc:creator>alex </dc:creator>
    <meta:editing-duration>PT26M4S</meta:editing-duration>
    <meta:editing-cycles>6</meta:editing-cycles>
    <meta:generator>LibreOffice/4.3.2.2$Linux_x86 LibreOffice_project/edfb5295ba211bd31ad47d0bad0118690f76407d</meta:generator>
    <meta:document-statistic meta:table-count="0" meta:image-count="0" meta:object-count="0" meta:page-count="7" meta:paragraph-count="134" meta:word-count="2831" meta:character-count="19103" meta:non-whitespace-character-count="16399"/>
  </office:meta>
</office:document-meta>
</file>